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7.75cm" fo:min-width="4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8cm" fo:min-width="4.25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8cm" fo:min-width="3.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cm" svg:height="8cm" svg:x="2.5cm" svg:y="7.75cm">
          <text:p text:style-name="P1"/>
          <text:p text:style-name="P1"/>
          <text:p text:style-name="P1"/>
          <text:p text:style-name="P1"/>
          <text:p text:style-name="P1"/>
          <text:p text:style-name="P1">Arrays</text:p>
          <text:p text:style-name="P1">ArrayList</text:p>
          <text:p text:style-name="P1">HashMap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5cm" svg:height="8.25cm" svg:x="8.75cm" svg:y="7.75cm">
          <text:p text:style-name="P1">Map</text:p>
          <text:p text:style-name="P1">Peek</text:p>
          <text:p text:style-name="P1">Distinct</text:p>
          <text:p text:style-name="P1">Limit</text:p>
          <text:p text:style-name="P1">Filter</text:p>
          <text:p text:style-name="P1">MapToIn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25cm" svg:height="8.25cm" svg:x="15.5cm" svg:y="7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211cm" svg:height="3.806cm" svg:x="16.039cm" svg:y="9.5cm">
          <draw:text-box draw:corner-radius="1.5cm">
            <text:p>Number</text:p>
            <text:p>Array</text:p>
            <text:p>ArrayList</text:p>
            <text:p>HashMap</text:p>
            <text:p/>
          </draw:text-box>
        </draw:frame>
        <draw:frame draw:style-name="gr4" draw:text-style-name="P3" draw:layer="layout" svg:width="4.625cm" svg:height="0.962cm" svg:x="2cm" svg:y="6.538cm">
          <draw:text-box>
            <text:p>Stream source</text:p>
          </draw:text-box>
        </draw:frame>
        <draw:line draw:style-name="gr5" draw:text-style-name="P2" draw:layer="layout" svg:x1="7.25cm" svg:y1="10.25cm" svg:x2="8.75cm" svg:y2="10.25cm">
          <text:p/>
        </draw:line>
        <draw:line draw:style-name="gr6" draw:text-style-name="P2" draw:layer="layout" svg:x1="7.25cm" svg:y1="11.5cm" svg:x2="8.75cm" svg:y2="11.5cm">
          <text:p/>
        </draw:line>
        <draw:line draw:style-name="gr7" draw:text-style-name="P2" draw:layer="layout" svg:x1="7.5cm" svg:y1="6.75cm" svg:x2="7.75cm" svg:y2="10cm">
          <text:p/>
        </draw:line>
        <draw:line draw:style-name="gr8" draw:text-style-name="P2" draw:layer="layout" svg:x1="13.25cm" svg:y1="9.75cm" svg:x2="15.5cm" svg:y2="9.75cm">
          <text:p/>
        </draw:line>
        <draw:line draw:style-name="gr9" draw:text-style-name="P2" draw:layer="layout" svg:x1="13.25cm" svg:y1="10.75cm" svg:x2="15.5cm" svg:y2="10.75cm">
          <text:p/>
        </draw:line>
        <draw:line draw:style-name="gr10" draw:text-style-name="P2" draw:layer="layout" svg:x1="9cm" svg:y1="15.75cm" svg:x2="6.5cm" svg:y2="18.25cm">
          <text:p/>
        </draw:line>
        <draw:line draw:style-name="gr11" draw:text-style-name="P2" draw:layer="layout" svg:x1="16.75cm" svg:y1="15.75cm" svg:x2="14.75cm" svg:y2="18.75cm">
          <text:p/>
        </draw:line>
        <draw:frame draw:style-name="gr4" draw:text-style-name="P4" draw:layer="layout" svg:width="4.392cm" svg:height="0.806cm" svg:x="6.634cm" svg:y="5.5cm">
          <draw:text-box>
            <text:p><text:span text:style-name="T1">Sequence of data</text:span></text:p>
          </draw:text-box>
        </draw:frame>
        <draw:frame draw:style-name="gr4" draw:text-style-name="P3" draw:layer="layout" svg:width="7.157cm" svg:height="0.962cm" svg:x="2.5cm" svg:y="18.5cm">
          <draw:text-box>
            <text:p>Intermediate operations</text:p>
          </draw:text-box>
        </draw:frame>
        <draw:frame draw:style-name="gr4" draw:text-style-name="P3" draw:layer="layout" svg:width="6.027cm" svg:height="0.962cm" svg:x="13.25cm" svg:y="18.75cm">
          <draw:text-box>
            <text:p>Terminal operations</text:p>
          </draw:text-box>
        </draw:frame>
        <draw:frame draw:style-name="gr4" draw:text-style-name="P6" draw:layer="layout" svg:width="7.013cm" svg:height="1.119cm" svg:x="7.177cm" svg:y="3cm">
          <draw:text-box>
            <text:p text:style-name="P5"><text:span text:style-name="T2">Stream Operations</text:span></text:p>
          </draw:text-box>
        </draw:frame>
        <draw:frame draw:style-name="gr4" draw:text-style-name="P3" draw:layer="layout" svg:width="19.912cm" svg:height="0.962cm" svg:x="0.588cm" svg:y="21.038cm">
          <draw:text-box>
            <text:p>Multiple intermediate operatipns can be performed on stream of data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026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9T23:20:50.318666240</meta:creation-date>
    <dc:date>2023-06-29T23:44:22.321723238</dc:date>
    <meta:editing-duration>PT2M50S</meta:editing-duration>
    <meta:editing-cycles>2</meta:editing-cycles>
    <meta:generator>LibreOffice/7.3.7.2$Linux_X86_64 LibreOffice_project/30$Build-2</meta:generator>
    <meta:document-statistic meta:object-count="17"/>
  </office:meta>
</office:document-meta>
</file>